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2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4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10" style:family="graphic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11" style:family="graphic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12" style:family="graphic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13" style:family="graphic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'Courier New'" style:font-family-generic="modern" style:font-pitch="fixed"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'Courier New'" style:font-family-generic="modern" style:font-pitch="fixed" fo:font-size="8pt" style:font-size-asian="8pt" style:font-size-complex="8pt"/>
    </style:style>
    <style:style style:name="T6" style:family="text">
      <style:text-properties style:use-window-font-color="true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7" style:family="text">
      <style:text-properties style:use-window-font-color="true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008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9" style:family="text">
      <style:text-properties fo:color="#008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0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5.842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3.302cm" svg:x="14.716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509cm" svg:y1="3.968cm" svg:x2="6.109cm" svg:y2="6.081cm" draw:start-shape="id1" draw:end-shape="id2" draw:end-glue-point="1" svg:d="m9509 3968c-2566 0-867 2113-3400 2113" svg:viewBox="0 0 3401 2114">
          <text:p/>
        </draw:connector>
        <draw:connector draw:style-name="gr5" draw:text-style-name="P1" draw:layer="layout" draw:type="curve" svg:x1="15.195cm" svg:y1="6.082cm" svg:x2="11.795cm" svg:y2="3.968cm" draw:start-shape="id3" draw:start-glue-point="3" draw:end-shape="id1" draw:end-glue-point="1" svg:d="m15195 6082c-2530 0-831-2114-3400-2114" svg:viewBox="0 0 3401 2115">
          <text:p/>
        </draw:connector>
        <draw:custom-shape draw:style-name="gr6" draw:text-style-name="P2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3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1.027cm" svg:height="0.645cm" svg:x="7.339cm" svg:y="3.657cm">
          <draw:text-box>
            <text:p><text:span text:style-name="T4">link</text:span></text:p>
          </draw:text-box>
        </draw:frame>
        <draw:frame draw:style-name="gr8" draw:text-style-name="P3" draw:layer="layout" svg:width="1.027cm" svg:height="0.645cm" svg:x="12.938cm" svg:y="3.658cm">
          <draw:text-box>
            <text:p><text:span text:style-name="T4">link</text:span></text:p>
          </draw:text-box>
        </draw:frame>
      </draw:page>
      <draw:page draw:name="page2" draw:style-name="dp1" draw:master-page-name="Default">
        <draw:custom-shape draw:style-name="gr9" draw:text-style-name="P2" draw:layer="Layout" svg:width="4.572cm" svg:height="8.382cm" svg:x="8.366cm" svg:y="1.762cm">
          <text:p text:style-name="P4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064cm" svg:height="6.35cm" svg:x="14.716cm" svg:y="3.794cm">
          <text:p text:style-name="P4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88cm" svg:height="6.35cm" svg:x="1cm" svg:y="3.794cm">
          <text:p text:style-name="P4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509cm" svg:y1="3.968cm" svg:x2="6.109cm" svg:y2="6.081cm" draw:start-shape="id4" draw:end-shape="id5" draw:end-glue-point="1" svg:d="m9509 3968c-2566 0-867 2113-3400 2113" svg:viewBox="0 0 3401 2114">
          <text:p/>
        </draw:connector>
        <draw:connector draw:style-name="gr5" draw:text-style-name="P1" draw:layer="layout" draw:type="curve" svg:x1="15.195cm" svg:y1="6.082cm" svg:x2="11.795cm" svg:y2="3.968cm" draw:start-shape="id6" draw:start-glue-point="3" draw:end-shape="id4" draw:end-glue-point="1" svg:d="m15195 6082c-2530 0-831-2114-3400-2114" svg:viewBox="0 0 3401 2115">
          <text:p/>
        </draw:connector>
        <draw:custom-shape draw:style-name="gr12" draw:text-style-name="P2" xml:id="id5" draw:id="id5" draw:layer="Layout" svg:width="4.63cm" svg:height="1.519cm" svg:x="1.479cm" svg:y="5.322cm">
          <text:p text:style-name="P4"><text:span text:style-name="T1">Account</text:span><text:span text:style-name="T1"><text:line-break/></text:span><text:span text:style-name="T2"> </text:span></text:p>
          <text:p text:style-name="P4"><text:span text:style-name="T3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2.286cm" svg:height="2.054cm" svg:x="9.509cm" svg:y="2.941cm">
          <draw:glue-point draw:id="4" svg:x="2.351cm" svg:y="-5cm"/>
          <draw:glue-point draw:id="5" svg:x="-2.11cm" svg:y="-5cm"/>
          <text:p text:style-name="P4"><text:span text:style-name="T1">User</text:span><text:span text:style-name="T1"><text:line-break/></text:span><text:span text:style-name="T2"> </text:span></text:p>
          <text:p text:style-name="P4"><text:span text:style-name="T3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6" draw:id="id6" draw:layer="Layout" svg:width="3.106cm" svg:height="1.519cm" svg:x="15.195cm" svg:y="5.323cm">
          <text:p text:style-name="P4"><text:span text:style-name="T1">Account</text:span><text:span text:style-name="T1"><text:line-break/></text:span><text:span text:style-name="T2"> </text:span></text:p>
          <text:p text:style-name="P4"><text:span text:style-name="T3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1.027cm" svg:height="0.645cm" svg:x="7.339cm" svg:y="3.657cm">
          <draw:text-box>
            <text:p text:style-name="P5"><text:span text:style-name="T4">link</text:span></text:p>
          </draw:text-box>
        </draw:frame>
        <draw:frame draw:style-name="gr8" draw:text-style-name="P3" draw:layer="layout" svg:width="1.027cm" svg:height="0.645cm" svg:x="12.938cm" svg:y="3.658cm">
          <draw:text-box>
            <text:p text:style-name="P5"><text:span text:style-name="T4">link</text:span></text:p>
          </draw:text-box>
        </draw:frame>
        <draw:custom-shape draw:style-name="gr6" draw:text-style-name="P2" xml:id="id8" draw:id="id8" draw:layer="layout" svg:width="4.63cm" svg:height="1.519cm" svg:x="1.479cm" svg:y="7.863cm">
          <text:p text:style-name="P4"><text:span text:style-name="T1">Group</text:span><text:span text:style-name="T1"><text:line-break/></text:span><text:span text:style-name="T2"> </text:span></text:p>
          <text:p text:style-name="P4"><text:span text:style-name="T5">uid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3.106cm" svg:height="1.519cm" svg:x="15.195cm" svg:y="8.117cm">
          <text:p text:style-name="P4"><text:span text:style-name="T1">Group</text:span><text:span text:style-name="T1"><text:line-break/></text:span><text:span text:style-name="T2"> </text:span></text:p>
          <text:p text:style-name="P4"><text:span text:style-name="T3">pi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2.286cm" svg:height="2.054cm" svg:x="9.509cm" svg:y="6.842cm">
          <draw:glue-point draw:id="4" svg:x="2.351cm" svg:y="-5cm"/>
          <draw:glue-point draw:id="5" svg:x="-2.11cm" svg:y="-5cm"/>
          <text:p text:style-name="P4"><text:span text:style-name="T1">Org</text:span><text:span text:style-name="T1"><text:line-break/></text:span><text:span text:style-name="T2"> </text:span></text:p>
          <text:p text:style-name="P4"><text:span text:style-name="T3">Pi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9.509cm" svg:y1="7.869cm" svg:x2="6.109cm" svg:y2="8.622cm" draw:start-shape="id7" draw:start-glue-point="3" draw:end-shape="id8" svg:d="m9509 7869c-2566 0-867 753-3400 753" svg:viewBox="0 0 3401 754">
          <text:p/>
        </draw:connector>
        <draw:connector draw:style-name="gr4" draw:text-style-name="P1" draw:layer="layout" draw:type="curve" svg:x1="11.795cm" svg:y1="7.869cm" svg:x2="15.195cm" svg:y2="8.876cm" draw:start-shape="id7" draw:end-shape="id9" draw:end-glue-point="3" svg:d="m11795 7869c2569 0 870 1007 3400 1007" svg:viewBox="0 0 3401 1008">
          <text:p/>
        </draw:connector>
        <draw:frame draw:style-name="gr8" draw:text-style-name="P3" draw:layer="layout" svg:width="1.027cm" svg:height="0.645cm" svg:x="6.842cm" svg:y="7.721cm">
          <draw:text-box>
            <text:p text:style-name="P5"><text:span text:style-name="T4">link</text:span></text:p>
          </draw:text-box>
        </draw:frame>
        <draw:frame draw:style-name="gr8" draw:text-style-name="P3" draw:layer="layout" svg:width="1.027cm" svg:height="0.645cm" svg:x="13.435cm" svg:y="7.721cm">
          <draw:text-box>
            <text:p text:style-name="P5"><text:span text:style-name="T4">link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2" draw:id="id12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1" draw:id="id11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3" draw:id="id13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0" draw:id="id10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3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4" draw:id="id14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0.144cm" svg:y1="3.805cm" svg:x2="8.863cm" svg:y2="5.318cm" draw:start-shape="id10" draw:start-glue-point="3" draw:end-shape="id11" svg:d="m10144 3805c-854 0-1281 504-1281 1513" svg:viewBox="0 0 1282 1514">
          <text:p/>
        </draw:connector>
        <draw:connector draw:style-name="gr4" draw:text-style-name="P1" draw:layer="layout" draw:type="curve" svg:x1="7.836cm" svg:y1="6.08cm" svg:x2="6.08cm" svg:y2="6.082cm" draw:start-shape="id11" draw:start-glue-point="3" draw:end-shape="id12" draw:end-glue-point="1" svg:d="m7836 6080c-1315 0-438 2-1756 2" svg:viewBox="0 0 1757 3">
          <text:p/>
        </draw:connector>
        <draw:connector draw:style-name="gr4" draw:text-style-name="P1" draw:layer="layout" draw:type="curve" svg:x1="14.716cm" svg:y1="6.08cm" svg:x2="16.494cm" svg:y2="6.082cm" draw:start-shape="id13" draw:end-shape="id14" draw:end-glue-point="3" svg:d="m14716 6080c1335 0 446 2 1778 2" svg:viewBox="0 0 1779 3">
          <text:p/>
        </draw:connector>
        <draw:connector draw:style-name="gr4" draw:text-style-name="P1" draw:layer="layout" draw:type="curve" svg:x1="12.43cm" svg:y1="3.805cm" svg:x2="13.689cm" svg:y2="5.318cm" draw:start-shape="id10" draw:end-shape="id13" draw:end-glue-point="0" svg:d="m12430 3805c840 0 1259 504 1259 1513" svg:viewBox="0 0 1260 1514">
          <text:p/>
        </draw:connector>
        <draw:frame draw:style-name="gr8" draw:text-style-name="P3" draw:layer="layout" svg:width="2.28cm" svg:height="0.645cm" svg:x="7.864cm" svg:y="3.149cm">
          <draw:text-box>
            <text:p><text:span text:style-name="T4">accountRef</text:span></text:p>
          </draw:text-box>
        </draw:frame>
        <draw:frame draw:style-name="gr8" draw:text-style-name="P3" draw:layer="layout" svg:width="2.28cm" svg:height="0.645cm" svg:x="12.43cm" svg:y="3.15cm">
          <draw:text-box>
            <text:p><text:span text:style-name="T4">accountRef</text:span></text:p>
          </draw:text-box>
        </draw:frame>
      </draw:page>
      <draw:page draw:name="page4" draw:style-name="dp1" draw:master-page-name="Default">
        <draw:custom-shape draw:style-name="gr17" draw:text-style-name="P2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6"><text:span text:style-name="T6">oid = f792ad4e-...</text:span></text:p>
          <text:p text:style-name="P6"><text:span text:style-name="T7">name = ”jsparrow”</text:span><text:span text:style-name="T7"><text:line-break/></text:span><text:span text:style-name="T7">resourceRef oid=aa19d01e-...</text:span><text:span text:style-name="T7"><text:line-break/></text:span><text:span text:style-name="T7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5.802cm" svg:height="2.032cm" svg:x="2.29cm" svg:y="3.794cm">
          <draw:glue-point draw:id="4" svg:x="2.351cm" svg:y="-5cm"/>
          <draw:glue-point draw:id="5" svg:x="-2.11cm" svg:y="-5cm"/>
          <text:p text:style-name="P6"><text:span text:style-name="T4">attributes</text:span><text:span text:style-name="T2"> </text:span><text:span text:style-name="T7"><text:line-break/></text:span><text:span text:style-name="T8">icfs:uid = ”</text:span><text:span text:style-name="T9">uid=jsparrow,o=Caribbean</text:span><text:span text:style-name="T8">”</text:span><text:span text:style-name="T7"><text:line-break/></text:span><text:span text:style-name="T7">uid = ”jsparrow”</text:span><text:span text:style-name="T7"><text:line-break/></text:span><text:span text:style-name="T7">cn</text:span><text:span text:style-name="T10"> = ”Jack Sparrow”</text:span><text:span text:style-name="T10"><text:line-break/></text:span><text:span text:style-name="T10">sn = ”Sparrow”</text:span></text:p>
          <text:p text:style-name="P6"><text:span text:style-name="T10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5.802cm" svg:height="1.016cm" svg:x="2.29cm" svg:y="6.08cm">
          <draw:glue-point draw:id="4" svg:x="2.351cm" svg:y="-5cm"/>
          <draw:glue-point draw:id="5" svg:x="-2.11cm" svg:y="-5cm"/>
          <text:p text:style-name="P6"><text:span text:style-name="T4">activation</text:span><text:span text:style-name="T2"> </text:span><text:span text:style-name="T7"><text:line-break/></text:span><text:span text:style-name="T7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5.802cm" svg:height="2.032cm" svg:x="2.29cm" svg:y="7.35cm">
          <draw:glue-point draw:id="4" svg:x="2.351cm" svg:y="-5cm"/>
          <draw:glue-point draw:id="5" svg:x="-2.11cm" svg:y="-5cm"/>
          <text:p text:style-name="P6"><text:span text:style-name="T4">credentials</text:span><text:span text:style-name="T2"> </text:span><text:span text:style-name="T7"><text:line-break/></text:span><text:span text:style-name="T7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5.294cm" svg:height="1.016cm" svg:x="2.564cm" svg:y="8.112cm">
          <draw:glue-point draw:id="4" svg:x="2.351cm" svg:y="-5cm"/>
          <draw:glue-point draw:id="5" svg:x="-2.11cm" svg:y="-5cm"/>
          <text:p text:style-name="P6"><text:span text:style-name="T4">password</text:span><text:span text:style-name="T2"> </text:span><text:span text:style-name="T7"><text:line-break/></text:span><text:span text:style-name="T7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4-01-07T14:17:34</dc:date>
    <dc:creator>Radovan Semancik</dc:creator>
    <meta:editing-duration>P1DT7H47M28S</meta:editing-duration>
    <meta:editing-cycles>71</meta:editing-cycles>
    <meta:generator>LibreOffice/4.0.2.2$Linux_X86_64 LibreOffice_project/400m0$Build-2</meta:generator>
    <meta:document-statistic meta:object-count="46"/>
  </office:meta>
</office:document-meta>
</file>